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962f1" officeooo:paragraph-rsid="001962f1"/>
    </style:style>
    <style:style style:name="P2" style:family="paragraph" style:parent-style-name="Standard">
      <style:text-properties fo:language="en" fo:country="US" officeooo:rsid="001962f1" officeooo:paragraph-rsid="001cab3f"/>
    </style:style>
    <style:style style:name="P3" style:family="paragraph" style:parent-style-name="Standard">
      <style:text-properties fo:language="en" fo:country="US" style:text-underline-style="solid" style:text-underline-width="auto" style:text-underline-color="font-color" officeooo:rsid="001962f1" officeooo:paragraph-rsid="001962f1"/>
    </style:style>
    <style:style style:name="P4" style:family="paragraph" style:parent-style-name="Standard">
      <style:text-properties fo:language="en" fo:country="US" style:text-underline-style="solid" style:text-underline-width="auto" style:text-underline-color="font-color" officeooo:rsid="001962f1" officeooo:paragraph-rsid="001cab3f"/>
    </style:style>
    <style:style style:name="P5" style:family="paragraph" style:parent-style-name="Standard">
      <style:text-properties fo:language="el" fo:country="GR" style:text-underline-style="solid" style:text-underline-width="auto" style:text-underline-color="font-color" officeooo:rsid="001b04c0" officeooo:paragraph-rsid="001b04c0"/>
    </style:style>
    <style:style style:name="P6" style:family="paragraph" style:parent-style-name="Standard">
      <style:text-properties fo:language="el" fo:country="GR" style:text-underline-style="none" officeooo:rsid="001b04c0" officeooo:paragraph-rsid="001b04c0"/>
    </style:style>
    <style:style style:name="P7" style:family="paragraph" style:parent-style-name="Standard">
      <style:text-properties fo:color="#ff0000" loext:opacity="100%" fo:language="en" fo:country="US" style:text-underline-style="none" fo:font-weight="bold" officeooo:rsid="001e4091" officeooo:paragraph-rsid="001e4091" style:font-weight-asian="bold" style:font-weight-complex="bold"/>
    </style:style>
    <style:style style:name="P8" style:family="paragraph" style:parent-style-name="Standard">
      <style:text-properties fo:color="#000000" loext:opacity="100%" fo:language="en" fo:country="US" style:text-underline-style="none" fo:font-weight="normal" officeooo:rsid="001962f1" officeooo:paragraph-rsid="001cab3f" style:font-weight-asian="normal" style:font-weight-complex="normal"/>
    </style:style>
    <style:style style:name="P9" style:family="paragraph" style:parent-style-name="Standard">
      <style:text-properties fo:color="#000000" loext:opacity="100%" fo:language="en" fo:country="US" style:text-underline-style="none" fo:font-weight="normal" officeooo:rsid="001cab3f" officeooo:paragraph-rsid="001cab3f" style:font-weight-asian="normal" style:font-weight-complex="normal"/>
    </style:style>
    <style:style style:name="P10" style:family="paragraph" style:parent-style-name="Standard">
      <style:text-properties fo:color="#000000" loext:opacity="100%" fo:language="el" fo:country="GR" style:text-underline-style="solid" style:text-underline-width="auto" style:text-underline-color="font-color" fo:font-weight="normal" officeooo:rsid="001b04c0" officeooo:paragraph-rsid="001cab3f" style:font-weight-asian="normal" style:font-weight-complex="normal"/>
    </style:style>
    <style:style style:name="P11" style:family="paragraph" style:parent-style-name="Standard">
      <style:text-properties fo:color="#000000" loext:opacity="100%" fo:language="el" fo:country="GR" style:text-underline-style="none" fo:font-weight="normal" officeooo:rsid="001e4091" officeooo:paragraph-rsid="001e4091" style:font-weight-asian="normal" style:font-weight-complex="normal"/>
    </style:style>
    <style:style style:name="P12" style:family="paragraph" style:parent-style-name="Standard">
      <style:text-properties fo:color="#000000" loext:opacity="100%" fo:language="el" fo:country="GR" style:text-underline-style="none" fo:font-weight="bold" officeooo:rsid="001e4091" officeooo:paragraph-rsid="001e409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962f1"/>
    </style:style>
    <style:style style:name="P14" style:family="paragraph" style:parent-style-name="Standard">
      <style:paragraph-properties fo:text-align="start" style:justify-single-word="false"/>
      <style:text-properties officeooo:paragraph-rsid="001849fd"/>
    </style:style>
    <style:style style:name="P15" style:family="paragraph" style:parent-style-name="Standard">
      <style:text-properties fo:color="#ff0000" loext:opacity="100%" fo:font-size="14pt" fo:language="en" fo:country="US" fo:font-weight="bold" officeooo:rsid="001962f1" officeooo:paragraph-rsid="001962f1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ff0000" loext:opacity="100%" style:text-position="0% 100%" fo:language="en" fo:country="US" style:text-underline-style="none" fo:font-weight="bold" officeooo:rsid="001cab3f" officeooo:paragraph-rsid="001cab3f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language="en" fo:country="US" officeooo:rsid="001849fd" officeooo:paragraph-rsid="001849fd" style:font-size-asian="14pt"/>
    </style:style>
    <style:style style:name="P18" style:family="paragraph" style:parent-style-name="Standard">
      <style:paragraph-properties fo:text-align="start" style:justify-single-word="false"/>
      <style:text-properties fo:font-size="14pt" fo:language="en" fo:country="US" officeooo:rsid="001849fd" officeooo:paragraph-rsid="001962f1" style:font-size-asian="14pt"/>
    </style:style>
    <style:style style:name="P19" style:family="paragraph" style:parent-style-name="Standard">
      <style:text-properties style:text-position="0% 100%" fo:language="en" fo:country="US" officeooo:rsid="001962f1" officeooo:paragraph-rsid="001962f1"/>
    </style:style>
    <style:style style:name="P20" style:family="paragraph" style:parent-style-name="Standard">
      <style:text-properties style:text-position="0% 100%" fo:language="en" fo:country="US" style:text-underline-style="none" officeooo:rsid="001b04c0" officeooo:paragraph-rsid="001b04c0"/>
    </style:style>
    <style:style style:name="P21" style:family="paragraph" style:parent-style-name="Standard">
      <style:text-properties style:text-position="0% 100%" fo:language="el" fo:country="GR" officeooo:rsid="001962f1" officeooo:paragraph-rsid="001962f1"/>
    </style:style>
    <style:style style:name="P22" style:family="paragraph" style:parent-style-name="Standard">
      <style:text-properties fo:color="#000000" loext:opacity="100%" style:text-position="0% 100%" fo:language="en" fo:country="US" style:text-underline-style="none" fo:font-weight="normal" officeooo:rsid="001962f1" officeooo:paragraph-rsid="001cab3f" style:font-weight-asian="normal" style:font-weight-complex="normal"/>
    </style:style>
    <style:style style:name="P23" style:family="paragraph" style:parent-style-name="Standard">
      <style:text-properties fo:color="#000000" loext:opacity="100%" style:text-position="0% 100%" fo:language="en" fo:country="US" style:text-underline-style="none" fo:font-weight="normal" officeooo:rsid="001e4091" officeooo:paragraph-rsid="001e4091" style:font-weight-asian="normal" style:font-weight-complex="normal"/>
    </style:style>
    <style:style style:name="P24" style:family="paragraph" style:parent-style-name="Standard">
      <style:text-properties fo:color="#000000" loext:opacity="100%" style:text-position="0% 100%" fo:language="el" fo:country="GR" style:text-underline-style="none" fo:font-weight="normal" officeooo:rsid="001962f1" officeooo:paragraph-rsid="001cab3f" style:font-weight-asian="normal" style:font-weight-complex="normal"/>
    </style:style>
    <style:style style:name="P25" style:family="paragraph" style:parent-style-name="Standard">
      <style:text-properties fo:language="en" fo:country="US" officeooo:rsid="001962f1" officeooo:paragraph-rsid="001962f1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n" fo:country="US" officeooo:rsid="001849fd" style:font-size-asian="14pt"/>
    </style:style>
    <style:style style:name="T3" style:family="text">
      <style:text-properties style:text-position="super 58%"/>
    </style:style>
    <style:style style:name="T4" style:family="text">
      <style:text-properties style:text-position="super 58%" fo:language="el" fo:country="GR"/>
    </style:style>
    <style:style style:name="T5" style:family="text">
      <style:text-properties style:text-position="super 58%" officeooo:rsid="001962f1"/>
    </style:style>
    <style:style style:name="T6" style:family="text">
      <style:text-properties style:text-position="0% 100%"/>
    </style:style>
    <style:style style:name="T7" style:family="text">
      <style:text-properties style:text-position="0% 100%" fo:language="el" fo:country="GR"/>
    </style:style>
    <style:style style:name="T8" style:family="text">
      <style:text-properties style:text-position="0% 100%" fo:language="el" fo:country="GR" officeooo:rsid="001cab3f"/>
    </style:style>
    <style:style style:name="T9" style:family="text">
      <style:text-properties style:text-position="0% 100%" fo:language="el" fo:country="GR" officeooo:rsid="001962f1"/>
    </style:style>
    <style:style style:name="T10" style:family="text">
      <style:text-properties style:text-position="0% 100%" fo:language="el" fo:country="GR" officeooo:rsid="002140a1"/>
    </style:style>
    <style:style style:name="T11" style:family="text">
      <style:text-properties style:text-position="0% 100%" fo:language="en" fo:country="US"/>
    </style:style>
    <style:style style:name="T12" style:family="text">
      <style:text-properties style:text-position="0% 100%" officeooo:rsid="001cab3f"/>
    </style:style>
    <style:style style:name="T13" style:family="text">
      <style:text-properties style:text-position="0% 100%" officeooo:rsid="001962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(1ss)</text:p>
      <text:p text:style-name="P14"><text:span text:style-name="T1">supported modulation </text:span><text:span text:style-name="T2">=</text:span></text:p>
      <text:p text:style-name="P17">R=</text:p>
      <text:p text:style-name="P18">MCS index=</text:p>
      <text:p text:style-name="P13"><text:span text:style-name="T1">data rate </text:span><text:span text:style-name="T2">=</text:span></text:p>
      <text:p text:style-name="Standard"><text:s/></text:p>
      <text:p text:style-name="Standard"/>
      <text:p text:style-name="P15">(2ss)</text:p>
      <text:p text:style-name="P1">1<text:span text:style-name="T3">o</text:span><text:span text:style-name="T6">ss = </text:span></text:p>
      <text:p text:style-name="P1"><text:span text:style-name="T6">2</text:span><text:span text:style-name="T3">o</text:span><text:span text:style-name="T6">ss=</text:span></text:p>
      <text:p text:style-name="P19"/>
      <text:p text:style-name="P3"><text:span text:style-name="T6">1</text:span><text:span text:style-name="T4">η </text:span><text:span text:style-name="T7">περιπτωση:</text:span></text:p>
      <text:p text:style-name="P1"><text:span text:style-name="T7">Το καλυερο </text:span><text:span text:style-name="T6">ss </text:span><text:span text:style-name="T7">μονο</text:span></text:p>
      <text:p text:style-name="P21"/>
      <text:p text:style-name="P3"><text:span text:style-name="T7">2</text:span><text:span text:style-name="T4">η</text:span><text:span text:style-name="T7"> περιπτωση:</text:span></text:p>
      <text:p text:style-name="P1"><text:span text:style-name="T7">Και τα δυο μαζι (</text:span><text:span text:style-name="T6">EQM)</text:span></text:p>
      <text:p text:style-name="P19"/>
      <text:p text:style-name="P5"><text:span text:style-name="T6">3</text:span><text:span text:style-name="T3">η </text:span><text:span text:style-name="T6">περιπτωση:</text:span></text:p>
      <text:p text:style-name="P6"><text:span text:style-name="T6">Και τα δυο μαζι (</text:span><text:span text:style-name="T11">UEQM)</text:span></text:p>
      <text:p text:style-name="P20"/>
      <text:p text:style-name="P20"/>
      <text:p text:style-name="P16">(3ss)</text:p>
      <text:p text:style-name="P2">1<text:span text:style-name="T3">o</text:span><text:span text:style-name="T6">ss = </text:span></text:p>
      <text:p text:style-name="P8"><text:span text:style-name="T6">2</text:span><text:span text:style-name="T3">o</text:span><text:span text:style-name="T6">ss=</text:span></text:p>
      <text:p text:style-name="P22"/>
      <text:p text:style-name="P4"><text:span text:style-name="T6">1</text:span><text:span text:style-name="T4">η </text:span><text:span text:style-name="T7">περιπτωση:</text:span></text:p>
      <text:p text:style-name="P8"><text:span text:style-name="T7">Το καλυερο </text:span><text:span text:style-name="T6">ss </text:span><text:span text:style-name="T7">μονο </text:span></text:p>
      <text:p text:style-name="P24"/>
      <text:p text:style-name="P4"><text:span text:style-name="T7">2</text:span><text:span text:style-name="T4">η</text:span><text:span text:style-name="T7"> περιπτωση:</text:span></text:p>
      <text:p text:style-name="P8"><text:span text:style-name="T12">T</text:span><text:span text:style-name="T7">α δυο </text:span><text:span text:style-name="T8">καλυτερα </text:span><text:span text:style-name="T7">μαζι (EQM)</text:span></text:p>
      <text:p text:style-name="P9"><text:span text:style-name="T7">Και τα 3 μαζι (</text:span><text:span text:style-name="T9">EQM)</text:span></text:p>
      <text:p text:style-name="P24"/>
      <text:p text:style-name="P10"><text:span text:style-name="T13">3</text:span><text:span text:style-name="T5">η </text:span><text:span text:style-name="T13">περιπτωση:</text:span></text:p>
      <text:p text:style-name="P8"><text:span text:style-name="T12">T</text:span><text:span text:style-name="T7">α δυο </text:span><text:span text:style-name="T8">καλυτερα </text:span><text:span text:style-name="T7">μαζι (</text:span><text:span text:style-name="T12">U</text:span><text:span text:style-name="T7">EQM)</text:span></text:p>
      <text:p text:style-name="P9"><text:span text:style-name="T9">Και τα 3 μαζι (</text:span><text:span text:style-name="T6">U</text:span><text:span text:style-name="T9">EQM)</text:span></text:p>
      <text:p text:style-name="P24"/>
      <text:p text:style-name="P24"/>
      <text:p text:style-name="P7"><text:span text:style-name="T13">8</text:span><text:span text:style-name="T6">02.11ac</text:span></text:p>
      <text:p text:style-name="P23"/>
      <text:p text:style-name="P12"><text:span text:style-name="T6">Για 2</text:span><text:span text:style-name="T11">ss , </text:span><text:span text:style-name="T6">3</text:span><text:span text:style-name="T11">ss</text:span></text:p>
      <text:p text:style-name="P11"><text:span text:style-name="T6">για το 1ο</text:span><text:span text:style-name="T11"> ss </text:span><text:span text:style-name="T6">κοιταμε στον πινακα που αντιστοιχει για 1</text:span><text:span text:style-name="T11">ss</text:span></text:p>
      <text:p text:style-name="P11"><text:span text:style-name="T6">για το 2ο </text:span><text:span text:style-name="T11">ss <text:s/></text:span><text:span text:style-name="T6">κοιταμε στον πινακα που αντιστοιχει για 2</text:span><text:span text:style-name="T11">ss</text:span></text:p>
      <text:p text:style-name="P11"><text:span text:style-name="T11">για το </text:span><text:span text:style-name="T6">3</text:span><text:span text:style-name="T11">ο ss <text:s/>κοιταμε στον πινακα που αντιστοιχει για </text:span><text:span text:style-name="T6">3</text:span><text:span text:style-name="T11">ss</text:span></text:p>
      <text:p text:style-name="P24"/>
      <text:p text:style-name="P24"/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30T12:09:00</meta:creation-date>
    <dc:title>ΤΕΙ ΘΕΣΣΑΛΟΝΙΚΗΣ</dc:title>
    <meta:initial-creator>--</meta:initial-creator>
    <dc:date>2021-06-29T17:39:22.575000000</dc:date>
    <meta:editing-duration>PT2M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31" meta:word-count="106" meta:character-count="526" meta:non-whitespace-character-count="444"/>
  </office:meta>
</office:document-meta>
</file>